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29cm" fo:min-width="2.279cm"/>
    </style:style>
    <style:style style:name="gr2" style:family="graphic" style:parent-style-name="standard">
      <style:graphic-properties draw:textarea-horizontal-align="justify" draw:textarea-vertical-align="middle" draw:auto-grow-height="false" fo:min-height="1.719cm" fo:min-width="1.469cm"/>
    </style:style>
    <style:style style:name="gr3" style:family="graphic" style:parent-style-name="standard">
      <style:graphic-properties draw:textarea-horizontal-align="justify" draw:textarea-vertical-align="middle" draw:auto-grow-height="false" fo:min-height="3.687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3.397cm" fo:min-width="4.204cm"/>
    </style:style>
    <style:style style:name="gr5" style:family="graphic" style:parent-style-name="standard">
      <style:graphic-properties draw:textarea-horizontal-align="justify" draw:textarea-vertical-align="middle" draw:auto-grow-height="false" fo:min-height="3.688cm" fo:min-width="3.386cm"/>
    </style:style>
    <style:style style:name="gr6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3.688cm" fo:min-width="7.951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937cm" svg:x="2.144cm" svg:y="2.397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3.937cm" svg:height="3.937cm" svg:x="6.589cm" svg:y="2.397cm">
          <text:p text:style-name="P2"><text:span text:style-name="T1">i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5.08cm" svg:height="3.937cm" svg:x="10.907cm" svg:y="2.397cm">
          <text:p text:style-name="P1">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08cm" svg:height="3.937cm" svg:x="16.876cm" svg:y="2.397cm">
          <text:p text:style-name="P1">Funk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5.08cm" svg:height="3.937cm" svg:x="23.099cm" svg:y="2.397cm">
          <text:p text:style-name="P3"><text:span text:style-name="T1">Funktion andere klass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" draw:layer="layout" svg:width="3.937cm" svg:height="3.937cm" svg:x="2.144cm" svg:y="8.62cm">
          <text:p text:style-name="P1">end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4" draw:layer="layout" svg:width="1.162cm" svg:height="0.721cm" svg:x="6.716cm" svg:y="7.264cm">
          <draw:text-box>
            <text:p><text:span text:style-name="T1">yes</text:span></text:p>
          </draw:text-box>
        </draw:frame>
        <draw:frame draw:style-name="gr7" draw:text-style-name="P4" draw:layer="layout" svg:width="0.976cm" svg:height="0.721cm" svg:x="9.804cm" svg:y="7.01cm">
          <draw:text-box>
            <text:p><text:span text:style-name="T1">no</text:span></text:p>
          </draw:text-box>
        </draw:frame>
        <draw:custom-shape draw:style-name="gr8" draw:text-style-name="P2" draw:layer="layout" svg:width="11.049cm" svg:height="3.937cm" draw:transform="skewX (-0.000523598775598299) rotate (-0.000523598775597623) translate (10.907cm 10.652cm)">
          <text:p text:style-name="P3"><text:span text:style-name="T1">#cmd</text:span><text:span text:style-name="T1"><text:line-break/></text:span><text:span text:style-name="T1">cmd.replay_to_message()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2:16:22.268227746</meta:creation-date>
    <dc:date>2017-09-08T02:17:33.522955303</dc:date>
    <meta:editing-duration>PT1M11S</meta:editing-duration>
    <meta:editing-cycles>1</meta:editing-cycles>
    <meta:document-statistic meta:object-count="9"/>
    <meta:generator>LibreOffice/5.3.1.2$Linux_X86_64 LibreOffice_project/30m0$Build-2</meta:generator>
  </office:meta>
</office:document-meta>
</file>